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be10" officeooo:paragraph-rsid="0017be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ot123456@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23:33:39.278979982</meta:creation-date>
    <dc:date>2019-09-11T23:34:32.423020168</dc:date>
    <meta:editing-duration>PT54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  <meta:generator>LibreOffice/6.0.7.3$Linux_X86_64 LibreOffice_project/00m0$Build-3</meta:generator>
  </office:meta>
</office:document-meta>
</file>